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2.8cm"/>
    </style:style>
    <style:style style:name="gr3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2.2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2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0.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65cm" fo:min-width="0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1.314cm" fo:min-width="0.005cm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4.3cm"/>
    </style:style>
    <style:style style:name="gr12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0.366cm" fo:min-width="0cm" fo:padding-top="0.175cm" fo:padding-bottom="0.175cm" fo:padding-left="0.3cm" fo:padding-right="0.3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color="#c5000b" fo:font-size="12pt" fo:font-weight="bold" style:font-size-asian="18pt" style:font-size-complex="18pt"/>
    </style:style>
    <style:style style:name="P4" style:family="paragraph"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c5000b" fo:font-size="12pt" fo:font-weight="bold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47cm" svg:y1="5.727cm" svg:x2="19.32cm" svg:y2="5.727cm">
          <text:p/>
        </draw:line>
        <draw:frame draw:style-name="gr2" draw:text-style-name="P2" draw:layer="layout" svg:width="3.3cm" svg:height="1.31cm" svg:x="2.8cm" svg:y="2.2cm">
          <draw:text-box>
            <text:p><text:span text:style-name="T1">Animal 1</text:span></text:p>
          </draw:text-box>
        </draw:frame>
        <draw:line draw:style-name="gr3" draw:text-style-name="P1" draw:layer="layout" svg:x1="18.522cm" svg:y1="5.077cm" svg:x2="18.522cm" svg:y2="6.378cm">
          <text:p/>
        </draw:line>
        <draw:line draw:style-name="gr3" draw:text-style-name="P1" draw:layer="layout" svg:x1="16.926cm" svg:y1="5.077cm" svg:x2="16.926cm" svg:y2="6.378cm">
          <text:p/>
        </draw:line>
        <draw:line draw:style-name="gr3" draw:text-style-name="P1" draw:layer="layout" svg:x1="15.329cm" svg:y1="5.077cm" svg:x2="15.329cm" svg:y2="6.378cm">
          <text:p/>
        </draw:line>
        <draw:line draw:style-name="gr3" draw:text-style-name="P1" draw:layer="layout" svg:x1="13.732cm" svg:y1="5.077cm" svg:x2="13.732cm" svg:y2="6.378cm">
          <text:p/>
        </draw:line>
        <draw:line draw:style-name="gr3" draw:text-style-name="P1" draw:layer="layout" svg:x1="12.136cm" svg:y1="5.077cm" svg:x2="12.136cm" svg:y2="6.378cm">
          <text:p/>
        </draw:line>
        <draw:line draw:style-name="gr3" draw:text-style-name="P1" draw:layer="layout" svg:x1="10.539cm" svg:y1="5.077cm" svg:x2="10.539cm" svg:y2="6.378cm">
          <text:p/>
        </draw:line>
        <draw:line draw:style-name="gr3" draw:text-style-name="P1" draw:layer="layout" svg:x1="8.942cm" svg:y1="5.077cm" svg:x2="8.942cm" svg:y2="6.378cm">
          <text:p/>
        </draw:line>
        <draw:line draw:style-name="gr3" draw:text-style-name="P1" draw:layer="layout" svg:x1="7.346cm" svg:y1="5.077cm" svg:x2="7.346cm" svg:y2="6.378cm">
          <text:p/>
        </draw:line>
        <draw:line draw:style-name="gr1" draw:text-style-name="P1" draw:layer="layout" svg:x1="6.547cm" svg:y1="12.555cm" svg:x2="19.32cm" svg:y2="12.555cm">
          <text:p/>
        </draw:line>
        <draw:line draw:style-name="gr3" draw:text-style-name="P1" draw:layer="layout" svg:x1="18.522cm" svg:y1="11.905cm" svg:x2="18.522cm" svg:y2="13.206cm">
          <text:p/>
        </draw:line>
        <draw:line draw:style-name="gr3" draw:text-style-name="P1" draw:layer="layout" svg:x1="16.926cm" svg:y1="11.905cm" svg:x2="16.926cm" svg:y2="13.206cm">
          <text:p/>
        </draw:line>
        <draw:line draw:style-name="gr3" draw:text-style-name="P1" draw:layer="layout" svg:x1="15.329cm" svg:y1="11.905cm" svg:x2="15.329cm" svg:y2="13.206cm">
          <text:p/>
        </draw:line>
        <draw:line draw:style-name="gr3" draw:text-style-name="P1" draw:layer="layout" svg:x1="13.732cm" svg:y1="11.905cm" svg:x2="13.732cm" svg:y2="13.206cm">
          <text:p/>
        </draw:line>
        <draw:line draw:style-name="gr3" draw:text-style-name="P1" draw:layer="layout" svg:x1="12.136cm" svg:y1="11.905cm" svg:x2="12.136cm" svg:y2="13.206cm">
          <text:p/>
        </draw:line>
        <draw:line draw:style-name="gr3" draw:text-style-name="P1" draw:layer="layout" svg:x1="10.539cm" svg:y1="11.905cm" svg:x2="10.539cm" svg:y2="13.206cm">
          <text:p/>
        </draw:line>
        <draw:line draw:style-name="gr3" draw:text-style-name="P1" draw:layer="layout" svg:x1="8.942cm" svg:y1="11.905cm" svg:x2="8.942cm" svg:y2="13.206cm">
          <text:p/>
        </draw:line>
        <draw:line draw:style-name="gr3" draw:text-style-name="P1" draw:layer="layout" svg:x1="7.346cm" svg:y1="11.905cm" svg:x2="7.346cm" svg:y2="13.206cm">
          <text:p/>
        </draw:line>
        <draw:frame draw:style-name="gr4" draw:text-style-name="P3" draw:layer="layout" svg:width="2.786cm" svg:height="1.279cm" svg:x="6.5cm" svg:y="0.8cm">
          <draw:text-box>
            <text:p><text:span text:style-name="T2">SNP 1</text:span></text:p>
          </draw:text-box>
        </draw:frame>
        <draw:frame draw:style-name="gr5" draw:text-style-name="P3" draw:layer="layout" svg:width="2.748cm" svg:height="1.179cm" svg:x="17.6cm" svg:y="0.8cm">
          <draw:text-box>
            <text:p><text:span text:style-name="T2">SNP k</text:span></text:p>
          </draw:text-box>
        </draw:frame>
        <draw:line draw:style-name="gr1" draw:text-style-name="P1" draw:layer="layout" svg:x1="6.548cm" svg:y1="2.628cm" svg:x2="19.321cm" svg:y2="2.628cm">
          <text:p/>
        </draw:line>
        <draw:line draw:style-name="gr3" draw:text-style-name="P1" draw:layer="layout" svg:x1="18.523cm" svg:y1="1.978cm" svg:x2="18.523cm" svg:y2="3.279cm">
          <text:p/>
        </draw:line>
        <draw:line draw:style-name="gr3" draw:text-style-name="P1" draw:layer="layout" svg:x1="16.927cm" svg:y1="1.978cm" svg:x2="16.927cm" svg:y2="3.279cm">
          <text:p/>
        </draw:line>
        <draw:line draw:style-name="gr3" draw:text-style-name="P1" draw:layer="layout" svg:x1="15.33cm" svg:y1="1.978cm" svg:x2="15.33cm" svg:y2="3.279cm">
          <text:p/>
        </draw:line>
        <draw:line draw:style-name="gr3" draw:text-style-name="P1" draw:layer="layout" svg:x1="13.733cm" svg:y1="1.978cm" svg:x2="13.733cm" svg:y2="3.279cm">
          <text:p/>
        </draw:line>
        <draw:line draw:style-name="gr3" draw:text-style-name="P1" draw:layer="layout" svg:x1="12.137cm" svg:y1="1.978cm" svg:x2="12.137cm" svg:y2="3.279cm">
          <text:p/>
        </draw:line>
        <draw:line draw:style-name="gr3" draw:text-style-name="P1" draw:layer="layout" svg:x1="10.54cm" svg:y1="1.978cm" svg:x2="10.54cm" svg:y2="3.279cm">
          <text:p/>
        </draw:line>
        <draw:line draw:style-name="gr3" draw:text-style-name="P1" draw:layer="layout" svg:x1="8.943cm" svg:y1="1.978cm" svg:x2="8.943cm" svg:y2="3.279cm">
          <text:p/>
        </draw:line>
        <draw:line draw:style-name="gr3" draw:text-style-name="P1" draw:layer="layout" svg:x1="7.347cm" svg:y1="1.978cm" svg:x2="7.347cm" svg:y2="3.279cm">
          <text:p/>
        </draw:line>
        <draw:frame draw:style-name="gr2" draw:text-style-name="P2" draw:layer="layout" svg:width="3.3cm" svg:height="1.31cm" svg:x="2.8cm" svg:y="5.3cm">
          <draw:text-box>
            <text:p><text:span text:style-name="T1">Animal 2</text:span></text:p>
          </draw:text-box>
        </draw:frame>
        <draw:frame draw:style-name="gr2" draw:text-style-name="P2" draw:layer="layout" svg:width="3.3cm" svg:height="1.31cm" svg:x="2.8cm" svg:y="12.2cm">
          <draw:text-box>
            <text:p><text:span text:style-name="T1">Animal N</text:span></text:p>
          </draw:text-box>
        </draw:frame>
        <draw:frame draw:style-name="gr6" draw:text-style-name="P5" draw:layer="layout" svg:width="0.9cm" svg:height="2.384cm" svg:x="3.8cm" svg:y="8.5cm">
          <draw:text-box>
            <text:p text:style-name="P4"><text:span text:style-name="T3">.</text:span></text:p>
            <text:p text:style-name="P4"><text:span text:style-name="T3">.</text:span></text:p>
            <text:p text:style-name="P4"><text:span text:style-name="T3">.</text:span></text:p>
          </draw:text-box>
        </draw:frame>
        <draw:frame draw:style-name="gr6" draw:text-style-name="P5" draw:layer="layout" svg:width="0.9cm" svg:height="2.384cm" svg:x="12.3cm" svg:y="8.5cm">
          <draw:text-box>
            <text:p text:style-name="P4"><text:span text:style-name="T3">.</text:span></text:p>
            <text:p text:style-name="P4"><text:span text:style-name="T3">.</text:span></text:p>
            <text:p text:style-name="P4"><text:span text:style-name="T3">.</text:span></text:p>
          </draw:text-box>
        </draw:frame>
        <draw:custom-shape draw:style-name="gr7" draw:text-style-name="P1" draw:layer="layout" svg:width="1.3cm" svg:height="12.9cm" svg:x="6.6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2.9cm" svg:x="8.3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2.9cm" svg:x="17.9cm" svg:y="1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05cm" svg:height="0.962cm" svg:x="6.8cm" svg:y="16.5cm">
          <draw:text-box>
            <text:p>q1</text:p>
          </draw:text-box>
        </draw:frame>
        <draw:frame draw:style-name="gr8" draw:text-style-name="P6" draw:layer="layout" svg:width="1.205cm" svg:height="0.962cm" svg:x="8.401cm" svg:y="16.5cm">
          <draw:text-box>
            <text:p>q2</text:p>
          </draw:text-box>
        </draw:frame>
        <draw:frame draw:style-name="gr8" draw:text-style-name="P6" draw:layer="layout" svg:width="1.171cm" svg:height="0.962cm" svg:x="18.002cm" svg:y="16.5cm">
          <draw:text-box>
            <text:p>qk</text:p>
          </draw:text-box>
        </draw:frame>
        <draw:frame draw:style-name="gr8" draw:text-style-name="P6" draw:layer="layout" svg:width="1.035cm" svg:height="0.962cm" svg:x="12.802cm" svg:y="16.5cm">
          <draw:text-box>
            <text:p>...</text:p>
          </draw:text-box>
        </draw:frame>
        <draw:line draw:style-name="gr9" draw:text-style-name="P1" draw:layer="layout" svg:x1="7.3cm" svg:y1="14.5cm" svg:x2="7.3cm" svg:y2="16.6cm">
          <text:p/>
        </draw:line>
        <draw:line draw:style-name="gr9" draw:text-style-name="P1" draw:layer="layout" svg:x1="9cm" svg:y1="14.5cm" svg:x2="9cm" svg:y2="16.6cm">
          <text:p/>
        </draw:line>
        <draw:line draw:style-name="gr9" draw:text-style-name="P1" draw:layer="layout" svg:x1="18.6cm" svg:y1="14.5cm" svg:x2="18.6cm" svg:y2="16.6cm">
          <text:p/>
        </draw:line>
        <draw:custom-shape draw:style-name="gr10" draw:text-style-name="P1" draw:layer="layout" svg:width="1.4cm" svg:height="12.2cm" draw:transform="rotate (-1.5707963267949) translate (19.1cm 17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6" draw:layer="layout" svg:width="6.166cm" svg:height="0.962cm" svg:x="10.5cm" svg:y="19cm">
          <draw:text-box>
            <text:p>Marker Effect Model</text:p>
          </draw:text-box>
        </draw:frame>
        <draw:custom-shape draw:style-name="gr11" draw:text-style-name="P1" draw:layer="layout" svg:width="14.8cm" svg:height="1.8cm" svg:x="6.2cm" svg:y="1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.8cm" svg:height="1.8cm" svg:x="6.2cm" svg:y="4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.8cm" svg:height="1.8cm" svg:x="6.2cm" svg:y="11.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cm" svg:y1="2.7cm" svg:x2="23.7cm" svg:y2="2.7cm">
          <text:p/>
        </draw:line>
        <draw:line draw:style-name="gr9" draw:text-style-name="P1" draw:layer="layout" svg:x1="21cm" svg:y1="5.7cm" svg:x2="23.7cm" svg:y2="5.7cm">
          <text:p/>
        </draw:line>
        <draw:line draw:style-name="gr9" draw:text-style-name="P1" draw:layer="layout" svg:x1="21cm" svg:y1="12.6cm" svg:x2="23.7cm" svg:y2="12.6cm">
          <text:p/>
        </draw:line>
        <draw:frame draw:style-name="gr8" draw:text-style-name="P6" draw:layer="layout" svg:width="1.205cm" svg:height="0.962cm" svg:x="23.8cm" svg:y="2.2cm">
          <draw:text-box>
            <text:p>u1</text:p>
          </draw:text-box>
        </draw:frame>
        <draw:frame draw:style-name="gr8" draw:text-style-name="P6" draw:layer="layout" svg:width="1.205cm" svg:height="0.962cm" svg:x="23.801cm" svg:y="5.2cm">
          <draw:text-box>
            <text:p>u2</text:p>
          </draw:text-box>
        </draw:frame>
        <draw:frame draw:style-name="gr8" draw:text-style-name="P6" draw:layer="layout" svg:width="1.311cm" svg:height="0.962cm" svg:x="23.602cm" svg:y="12.1cm">
          <draw:text-box>
            <text:p>uN</text:p>
          </draw:text-box>
        </draw:frame>
        <draw:custom-shape draw:style-name="gr12" draw:text-style-name="P1" draw:layer="layout" svg:width="0.9cm" svg:height="11.2cm" svg:x="24.7cm" svg:y="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3" draw:text-style-name="P1" draw:layer="layout" svg:x1="25.6cm" svg:y1="7.5cm" svg:x2="27cm" svg:y2="7.5cm">
          <text:p/>
        </draw:line>
        <draw:line draw:style-name="gr9" draw:text-style-name="P1" draw:layer="layout" svg:x1="27.1cm" svg:y1="7.5cm" svg:x2="27.1cm" svg:y2="18.4cm">
          <text:p/>
        </draw:line>
        <draw:frame draw:style-name="gr8" draw:text-style-name="P6" draw:layer="layout" svg:width="6.683cm" svg:height="0.962cm" svg:x="22.4cm" svg:y="19cm">
          <draw:text-box>
            <text:p>Breeding Value Model</text:p>
          </draw:text-box>
        </draw:frame>
        <draw:frame draw:style-name="gr6" draw:text-style-name="P5" draw:layer="layout" svg:width="0.9cm" svg:height="2.384cm" svg:x="23.8cm" svg:y="8.5cm">
          <draw:text-box>
            <text:p text:style-name="P4"><text:span text:style-name="T3">.</text:span></text:p>
            <text:p text:style-name="P4"><text:span text:style-name="T3">.</text:span></text:p>
            <text:p text:style-name="P4"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02T09:29:04.883021170</dc:date>
    <meta:editing-duration>PT7M42S</meta:editing-duration>
    <meta:editing-cycles>4</meta:editing-cycles>
    <meta:generator>LibreOffice/6.1.0.3$MacOSX_X86_64 LibreOffice_project/efb621ed25068d70781dc026f7e9c5187a4decd1</meta:generator>
    <meta:document-statistic meta:object-count="60"/>
  </office:meta>
</office:document-meta>
</file>